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Zee</text:span>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Framework for Distributed Matrix Partitioning</text:p>
              </text:list-item>
              <text:list-item>
                <text:p text:style-name="P1">Completely parallel</text:p>
              </text:list-item>
              <text:list-item>
                <text:p text:style-name="P1">Written in (modern) C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1:31:54.586576036</meta:creation-date>
    <dc:date>2015-03-24T11:33:31.953211638</dc:date>
    <meta:editing-duration>PT1M37S</meta:editing-duration>
    <meta:editing-cycles>1</meta:editing-cycles>
    <meta:document-statistic meta:object-count="29"/>
    <meta:generator>LibreOffice/4.3.5.2.0$Linux_X86_64 LibreOffice_project/430$Build-2</meta:generator>
  </office:meta>
</office:document-meta>
</file>